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7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1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10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6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3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42171428572" calcext:value-type="float">
            <text:p>7.34742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20283870968" calcext:value-type="float">
            <text:p>7.3502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467948387097" calcext:value-type="float">
            <text:p>7.304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80516129032" calcext:value-type="float">
            <text:p>7.191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69672727273" calcext:value-type="float">
            <text:p>7.1446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3376" calcext:value-type="float">
            <text:p>6.9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52475" calcext:value-type="float">
            <text:p>7.2465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24103225807" calcext:value-type="float">
            <text:p>7.3362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9656" calcext:value-type="float">
            <text:p>7.29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64575" calcext:value-type="float">
            <text:p>7.4526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0432" calcext:value-type="float">
            <text:p>7.48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798225" calcext:value-type="float">
            <text:p>7.477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6152" calcext:value-type="float">
            <text:p>7.3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22193548387" calcext:value-type="float">
            <text:p>7.343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54025" calcext:value-type="float">
            <text:p>7.3705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4912" calcext:value-type="float">
            <text:p>7.25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48218181818" calcext:value-type="float">
            <text:p>7.17148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5504" calcext:value-type="float">
            <text:p>7.1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627" calcext:value-type="float">
            <text:p>6.921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95277419355" calcext:value-type="float">
            <text:p>7.1069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67337931035" calcext:value-type="float">
            <text:p>7.38467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28129032258" calcext:value-type="float">
            <text:p>7.486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67174193548" calcext:value-type="float">
            <text:p>7.451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12309677419" calcext:value-type="float">
            <text:p>7.302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23393103448" calcext:value-type="float">
            <text:p>7.2582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71303225806" calcext:value-type="float">
            <text:p>7.3027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4425" calcext:value-type="float">
            <text:p>7.35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8576" calcext:value-type="float">
            <text:p>7.44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431" calcext:value-type="float">
            <text:p>7.258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79353846154" calcext:value-type="float">
            <text:p>7.08179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45371428572" calcext:value-type="float">
            <text:p>7.22245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12180645161" calcext:value-type="float">
            <text:p>7.390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71793548387" calcext:value-type="float">
            <text:p>7.501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124929032258" calcext:value-type="float">
            <text:p>7.611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12670967742" calcext:value-type="float">
            <text:p>7.589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78038709678" calcext:value-type="float">
            <text:p>7.5097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29075862069" calcext:value-type="float">
            <text:p>7.4632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02838709677" calcext:value-type="float">
            <text:p>7.589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08225" calcext:value-type="float">
            <text:p>7.516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7584" calcext:value-type="float">
            <text:p>7.38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084" calcext:value-type="float">
            <text:p>7.1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328" calcext:value-type="float">
            <text:p>7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4815" calcext:value-type="float">
            <text:p>7.281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81935483871" calcext:value-type="float">
            <text:p>7.366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75612903226" calcext:value-type="float">
            <text:p>7.487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48851612903" calcext:value-type="float">
            <text:p>7.755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47819354839" calcext:value-type="float">
            <text:p>7.697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48283870968" calcext:value-type="float">
            <text:p>7.6854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08452173913" calcext:value-type="float">
            <text:p>7.61708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29866666667" calcext:value-type="float">
            <text:p>7.5542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371418181818" calcext:value-type="float">
            <text:p>7.5037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3056" calcext:value-type="float">
            <text:p>7.34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31275" calcext:value-type="float">
            <text:p>7.074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2904" calcext:value-type="float">
            <text:p>6.8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13212903226" calcext:value-type="float">
            <text:p>7.448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37393548387" calcext:value-type="float">
            <text:p>7.416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7375483871" calcext:value-type="float">
            <text:p>7.535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09677419355" calcext:value-type="float">
            <text:p>7.497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3704" calcext:value-type="float">
            <text:p>7.33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34415483871" calcext:value-type="float">
            <text:p>7.453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4175" calcext:value-type="float">
            <text:p>7.531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1688" calcext:value-type="float">
            <text:p>7.42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8555" calcext:value-type="float">
            <text:p>7.2258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5504" calcext:value-type="float">
            <text:p>7.1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09290322581" calcext:value-type="float">
            <text:p>6.999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7405" calcext:value-type="float">
            <text:p>7.448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05109677419" calcext:value-type="float">
            <text:p>7.488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79561290323" calcext:value-type="float">
            <text:p>7.385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8224516129" calcext:value-type="float">
            <text:p>7.231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16206451613" calcext:value-type="float">
            <text:p>7.159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63380645161" calcext:value-type="float">
            <text:p>7.295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18735483871" calcext:value-type="float">
            <text:p>7.2631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00670967742" calcext:value-type="float">
            <text:p>7.391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08575" calcext:value-type="float">
            <text:p>7.1630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0472" calcext:value-type="float">
            <text:p>7.3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94225" calcext:value-type="float">
            <text:p>7.5389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90477419355" calcext:value-type="float">
            <text:p>7.4849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276" calcext:value-type="float">
            <text:p>7.5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60175" calcext:value-type="float">
            <text:p>7.4816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91975" calcext:value-type="float">
            <text:p>7.358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808593548387" calcext:value-type="float">
            <text:p>7.398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72338461539" calcext:value-type="float">
            <text:p>7.39972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78327272727" calcext:value-type="float">
            <text:p>7.49078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27882352941" calcext:value-type="float">
            <text:p>7.587278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5616" calcext:value-type="float">
            <text:p>7.49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71775" calcext:value-type="float">
            <text:p>7.266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252" calcext:value-type="float">
            <text:p>7.2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63025" calcext:value-type="float">
            <text:p>7.3286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15175" calcext:value-type="float">
            <text:p>7.310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67483870968" calcext:value-type="float">
            <text:p>7.697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09393548387" calcext:value-type="float">
            <text:p>7.843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14658064516" calcext:value-type="float">
            <text:p>7.834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61625806452" calcext:value-type="float">
            <text:p>7.806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525296551724" calcext:value-type="float">
            <text:p>7.76525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91019354839" calcext:value-type="float">
            <text:p>7.7249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9525" calcext:value-type="float">
            <text:p>7.696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7008" calcext:value-type="float">
            <text:p>7.61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664625" calcext:value-type="float">
            <text:p>7.4566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93224" calcext:value-type="float">
            <text:p>7.32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7745" calcext:value-type="float">
            <text:p>7.339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61703225807" calcext:value-type="float">
            <text:p>7.2966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92774193549" calcext:value-type="float">
            <text:p>7.5949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03716129032" calcext:value-type="float">
            <text:p>7.905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01987096774" calcext:value-type="float">
            <text:p>7.865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91870967742" calcext:value-type="float">
            <text:p>7.829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44496551724" calcext:value-type="float">
            <text:p>7.7774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11425" calcext:value-type="float">
            <text:p>7.7721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10375" calcext:value-type="float">
            <text:p>7.688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235" calcext:value-type="float">
            <text:p>7.595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68675" calcext:value-type="float">
            <text:p>7.3996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447148387097" calcext:value-type="float">
            <text:p>7.1644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19325" calcext:value-type="float">
            <text:p>7.261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42709677419" calcext:value-type="float">
            <text:p>7.4484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38270967742" calcext:value-type="float">
            <text:p>7.732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25425" calcext:value-type="float">
            <text:p>7.749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63741935484" calcext:value-type="float">
            <text:p>7.582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35380645161" calcext:value-type="float">
            <text:p>7.722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48303448276" calcext:value-type="float">
            <text:p>7.6484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42606451613" calcext:value-type="float">
            <text:p>7.747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30167741936" calcext:value-type="float">
            <text:p>7.7723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44412903226" calcext:value-type="float">
            <text:p>7.658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664625" calcext:value-type="float">
            <text:p>7.4566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4624516129" calcext:value-type="float">
            <text:p>7.018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92275" calcext:value-type="float">
            <text:p>7.001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253393548387" calcext:value-type="float">
            <text:p>7.1725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51329032258" calcext:value-type="float">
            <text:p>7.437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1595" calcext:value-type="float">
            <text:p>7.372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89806451613" calcext:value-type="float">
            <text:p>7.332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985006451613" calcext:value-type="float">
            <text:p>7.3298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30455172414" calcext:value-type="float">
            <text:p>7.35030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62477419355" calcext:value-type="float">
            <text:p>7.5306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22225" calcext:value-type="float">
            <text:p>7.493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8928" calcext:value-type="float">
            <text:p>7.49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97225" calcext:value-type="float">
            <text:p>7.3979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134812903226" calcext:value-type="float">
            <text:p>7.271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4955" calcext:value-type="float">
            <text:p>7.393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96619354839" calcext:value-type="float">
            <text:p>7.4109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24464516129" calcext:value-type="float">
            <text:p>7.65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0185" calcext:value-type="float">
            <text:p>7.768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581238709677" calcext:value-type="float">
            <text:p>7.7658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2975483871" calcext:value-type="float">
            <text:p>7.825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32165517241" calcext:value-type="float">
            <text:p>7.78932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76722580645" calcext:value-type="float">
            <text:p>7.797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9605" calcext:value-type="float">
            <text:p>7.684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5008" calcext:value-type="float">
            <text:p>7.6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32275" calcext:value-type="float">
            <text:p>7.535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15819354839" calcext:value-type="float">
            <text:p>7.4231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38064516129" calcext:value-type="float">
            <text:p>7.568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16980645161" calcext:value-type="float">
            <text:p>7.774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10825" calcext:value-type="float">
            <text:p>7.7241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38709677419" calcext:value-type="float">
            <text:p>7.509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87062068966" calcext:value-type="float">
            <text:p>7.6358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9665" calcext:value-type="float">
            <text:p>7.732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2555" calcext:value-type="float">
            <text:p>7.759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1624" calcext:value-type="float">
            <text:p>7.7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75" calcext:value-type="float">
            <text:p>7.5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487587096774" calcext:value-type="float">
            <text:p>7.4748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64275" calcext:value-type="float">
            <text:p>7.4286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69496774194" calcext:value-type="float">
            <text:p>7.7726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62735483871" calcext:value-type="float">
            <text:p>7.735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559" calcext:value-type="float">
            <text:p>7.901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89496774194" calcext:value-type="float">
            <text:p>7.848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5775483871" calcext:value-type="float">
            <text:p>7.779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773103448276" calcext:value-type="float">
            <text:p>7.72773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73961290323" calcext:value-type="float">
            <text:p>7.6997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40775" calcext:value-type="float">
            <text:p>7.8344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1912" calcext:value-type="float">
            <text:p>7.7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48175" calcext:value-type="float">
            <text:p>7.6644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27277419355" calcext:value-type="float">
            <text:p>7.381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1095" calcext:value-type="float">
            <text:p>7.734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13625806452" calcext:value-type="float">
            <text:p>7.776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80735483871" calcext:value-type="float">
            <text:p>7.938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249" calcext:value-type="float">
            <text:p>8.088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96877419355" calcext:value-type="float">
            <text:p>7.9969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07148387097" calcext:value-type="float">
            <text:p>7.774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75089655173" calcext:value-type="float">
            <text:p>7.61075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70477419355" calcext:value-type="float">
            <text:p>7.789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11175" calcext:value-type="float">
            <text:p>7.7521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524" calcext:value-type="float">
            <text:p>7.74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62" calcext:value-type="float">
            <text:p>7.6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08325" calcext:value-type="float">
            <text:p>7.5240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64232258065" calcext:value-type="float">
            <text:p>7.400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48375" calcext:value-type="float">
            <text:p>7.2994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63638709677" calcext:value-type="float">
            <text:p>7.500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0065" calcext:value-type="float">
            <text:p>7.672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43896774194" calcext:value-type="float">
            <text:p>7.629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056525" calcext:value-type="float">
            <text:p>7.5705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15917241379" calcext:value-type="float">
            <text:p>7.61915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66167741936" calcext:value-type="float">
            <text:p>7.6046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04625" calcext:value-type="float">
            <text:p>7.6090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328" calcext:value-type="float">
            <text:p>7.4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56125" calcext:value-type="float">
            <text:p>7.157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42374193548" calcext:value-type="float">
            <text:p>6.991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317" calcext:value-type="float">
            <text:p>7.108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87122580645" calcext:value-type="float">
            <text:p>7.486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60774193548" calcext:value-type="float">
            <text:p>7.701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86225" calcext:value-type="float">
            <text:p>7.6608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73712" calcext:value-type="float">
            <text:p>7.56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3555" calcext:value-type="float">
            <text:p>7.416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4808" calcext:value-type="float">
            <text:p>7.37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90941935484" calcext:value-type="float">
            <text:p>7.472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4145" calcext:value-type="float">
            <text:p>7.507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8896" calcext:value-type="float">
            <text:p>7.32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036" calcext:value-type="float">
            <text:p>7.1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9125" calcext:value-type="float">
            <text:p>6.919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341" calcext:value-type="float">
            <text:p>6.919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27174193548" calcext:value-type="float">
            <text:p>6.918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22735483871" calcext:value-type="float">
            <text:p>7.2022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41018181818" calcext:value-type="float">
            <text:p>7.3574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5056" calcext:value-type="float">
            <text:p>7.29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055019354839" calcext:value-type="float">
            <text:p>7.130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38151724138" calcext:value-type="float">
            <text:p>7.23038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95741935484" calcext:value-type="float">
            <text:p>7.094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74775" calcext:value-type="float">
            <text:p>7.1257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04670967742" calcext:value-type="float">
            <text:p>7.330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42775" calcext:value-type="float">
            <text:p>7.2324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36129032258" calcext:value-type="float">
            <text:p>6.983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53175" calcext:value-type="float">
            <text:p>7.302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93290322581" calcext:value-type="float">
            <text:p>7.623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8176" calcext:value-type="float">
            <text:p>7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94270967742" calcext:value-type="float">
            <text:p>7.640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64387096774" calcext:value-type="float">
            <text:p>7.523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10427586207" calcext:value-type="float">
            <text:p>7.48210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83664516129" calcext:value-type="float">
            <text:p>7.406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88025" calcext:value-type="float">
            <text:p>7.4238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4472" calcext:value-type="float">
            <text:p>7.28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93925" calcext:value-type="float">
            <text:p>7.133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6352" calcext:value-type="float">
            <text:p>7.01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41285" calcext:value-type="float">
            <text:p>7.124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99125" calcext:value-type="float">
            <text:p>7.1689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7736" calcext:value-type="float">
            <text:p>7.66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0155" calcext:value-type="float">
            <text:p>7.7440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73006451613" calcext:value-type="float">
            <text:p>7.5127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23380645161" calcext:value-type="float">
            <text:p>7.524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10685714286" calcext:value-type="float">
            <text:p>7.6041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427" calcext:value-type="float">
            <text:p>7.607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038" calcext:value-type="float">
            <text:p>7.543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3912" calcext:value-type="float">
            <text:p>7.4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2475" calcext:value-type="float">
            <text:p>7.314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092" calcext:value-type="float">
            <text:p>7.0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4615" calcext:value-type="float">
            <text:p>7.121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057" calcext:value-type="float">
            <text:p>7.314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0528" calcext:value-type="float">
            <text:p>7.76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4045" calcext:value-type="float">
            <text:p>7.808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27870967742" calcext:value-type="float">
            <text:p>7.662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52975" calcext:value-type="float">
            <text:p>7.667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83834482759" calcext:value-type="float">
            <text:p>7.5878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129" calcext:value-type="float">
            <text:p>7.509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07525" calcext:value-type="float">
            <text:p>7.460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176" calcext:value-type="float">
            <text:p>7.3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5525" calcext:value-type="float">
            <text:p>7.08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74580645161" calcext:value-type="float">
            <text:p>7.048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516" calcext:value-type="float">
            <text:p>7.1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09275" calcext:value-type="float">
            <text:p>7.2190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1272" calcext:value-type="float">
            <text:p>7.6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35275" calcext:value-type="float">
            <text:p>7.775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81883870968" calcext:value-type="float">
            <text:p>7.706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96704516129" calcext:value-type="float">
            <text:p>7.539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39089655172" calcext:value-type="float">
            <text:p>7.39739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06916129032" calcext:value-type="float">
            <text:p>7.399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1796" calcext:value-type="float">
            <text:p>7.5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6944" calcext:value-type="float">
            <text:p>7.3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654" calcext:value-type="float">
            <text:p>7.137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49083870968" calcext:value-type="float">
            <text:p>6.9874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404" calcext:value-type="float">
            <text:p>7.4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2784" calcext:value-type="float">
            <text:p>7.61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46529032258" calcext:value-type="float">
            <text:p>7.434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7472" calcext:value-type="float">
            <text:p>7.14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1904516129" calcext:value-type="float">
            <text:p>6.747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37971428571" calcext:value-type="float">
            <text:p>6.6303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52593548387" calcext:value-type="float">
            <text:p>6.727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63741935484" calcext:value-type="float">
            <text:p>6.820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4904" calcext:value-type="float">
            <text:p>7.02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99664516129" calcext:value-type="float">
            <text:p>7.162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0168" calcext:value-type="float">
            <text:p>7.34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193806451613" calcext:value-type="float">
            <text:p>7.2719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88129032258" calcext:value-type="float">
            <text:p>7.333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3328" calcext:value-type="float">
            <text:p>7.59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71690322581" calcext:value-type="float">
            <text:p>7.419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7" calcext:value-type="float">
            <text:p>7.5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779070967742" calcext:value-type="float">
            <text:p>7.567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938" calcext:value-type="float">
            <text:p>7.504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60929032258" calcext:value-type="float">
            <text:p>7.443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59664516129" calcext:value-type="float">
            <text:p>7.391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2322" calcext:value-type="float">
            <text:p>7.40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4224" calcext:value-type="float">
            <text:p>7.1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09024" calcext:value-type="float">
            <text:p>7.27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58709677419" calcext:value-type="float">
            <text:p>7.204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77212903226" calcext:value-type="float">
            <text:p>7.2347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8848" calcext:value-type="float">
            <text:p>7.3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20412903226" calcext:value-type="float">
            <text:p>7.262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9928" calcext:value-type="float">
            <text:p>7.1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01574193548" calcext:value-type="float">
            <text:p>7.1560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80110344828" calcext:value-type="float">
            <text:p>7.09280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77238709678" calcext:value-type="float">
            <text:p>7.0647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48077419355" calcext:value-type="float">
            <text:p>7.1404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8032" calcext:value-type="float">
            <text:p>7.0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07406451613" calcext:value-type="float">
            <text:p>6.836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356" calcext:value-type="float">
            <text:p>6.91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95948387097" calcext:value-type="float">
            <text:p>6.8779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83690322581" calcext:value-type="float">
            <text:p>7.236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7888" calcext:value-type="float">
            <text:p>7.42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64103225807" calcext:value-type="float">
            <text:p>7.488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5064" calcext:value-type="float">
            <text:p>7.27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57419354839" calcext:value-type="float">
            <text:p>7.322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09709090909" calcext:value-type="float">
            <text:p>7.32309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7384" calcext:value-type="float">
            <text:p>7.2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59793548387" calcext:value-type="float">
            <text:p>7.303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3608" calcext:value-type="float">
            <text:p>7.1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35612903226" calcext:value-type="float">
            <text:p>6.954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0912" calcext:value-type="float">
            <text:p>6.9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094348387097" calcext:value-type="float">
            <text:p>7.1309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27974193548" calcext:value-type="float">
            <text:p>7.363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6228" calcext:value-type="float">
            <text:p>7.66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85935483871" calcext:value-type="float">
            <text:p>7.686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5704" calcext:value-type="float">
            <text:p>7.66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61496774194" calcext:value-type="float">
            <text:p>7.513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200371428571" calcext:value-type="float">
            <text:p>7.4320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23741935484" calcext:value-type="float">
            <text:p>7.430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65961290323" calcext:value-type="float">
            <text:p>7.440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6344" calcext:value-type="float">
            <text:p>7.2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91741935484" calcext:value-type="float">
            <text:p>7.155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3448" calcext:value-type="float">
            <text:p>7.05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21703225807" calcext:value-type="float">
            <text:p>7.5252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14012903226" calcext:value-type="float">
            <text:p>7.512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1648" calcext:value-type="float">
            <text:p>7.6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84492307692" calcext:value-type="float">
            <text:p>7.58084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3168" calcext:value-type="float">
            <text:p>7.20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275380645161" calcext:value-type="float">
            <text:p>7.1127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91914285714" calcext:value-type="float">
            <text:p>7.0819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70812903226" calcext:value-type="float">
            <text:p>7.1037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93832258065" calcext:value-type="float">
            <text:p>7.101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5528" calcext:value-type="float">
            <text:p>7.06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35225806452" calcext:value-type="float">
            <text:p>6.837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376" calcext:value-type="float">
            <text:p>6.9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19380645161" calcext:value-type="float">
            <text:p>7.204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3216" calcext:value-type="float">
            <text:p>7.34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50761290323" calcext:value-type="float">
            <text:p>7.367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8512" calcext:value-type="float">
            <text:p>7.2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43096774194" calcext:value-type="float">
            <text:p>7.184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153875862069" calcext:value-type="float">
            <text:p>7.1615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27638709677" calcext:value-type="float">
            <text:p>7.287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536774193549" calcext:value-type="float">
            <text:p>7.3053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8696" calcext:value-type="float">
            <text:p>7.1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80438709678" calcext:value-type="float">
            <text:p>6.93980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96864" calcext:value-type="float">
            <text:p>6.789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592" calcext:value-type="float">
            <text:p>6.7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84774193548" calcext:value-type="float">
            <text:p>6.954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2272" calcext:value-type="float">
            <text:p>7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95638709678" calcext:value-type="float">
            <text:p>7.01295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016" calcext:value-type="float">
            <text:p>7.1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28929032258" calcext:value-type="float">
            <text:p>7.1692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62142857143" calcext:value-type="float">
            <text:p>7.2036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153909677419" calcext:value-type="float">
            <text:p>7.201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6384516129" calcext:value-type="float">
            <text:p>7.283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1248" calcext:value-type="float">
            <text:p>7.19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43741935484" calcext:value-type="float">
            <text:p>7.125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3376" calcext:value-type="float">
            <text:p>7.0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35535483871" calcext:value-type="float">
            <text:p>7.0833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66193548387" calcext:value-type="float">
            <text:p>7.053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92512" calcext:value-type="float">
            <text:p>7.36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249883870968" calcext:value-type="float">
            <text:p>7.4324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1136" calcext:value-type="float">
            <text:p>7.33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09316129032" calcext:value-type="float">
            <text:p>7.210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38" calcext:value-type="float">
            <text:p>7.2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58941935484" calcext:value-type="float">
            <text:p>7.1985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10580645161" calcext:value-type="float">
            <text:p>7.262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8784" calcext:value-type="float">
            <text:p>7.3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25290322581" calcext:value-type="float">
            <text:p>7.136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74787096774" calcext:value-type="float">
            <text:p>7.212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65470967742" calcext:value-type="float">
            <text:p>7.241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85424" calcext:value-type="float">
            <text:p>7.43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95483870968" calcext:value-type="float">
            <text:p>7.651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9264516129" calcext:value-type="float">
            <text:p>7.301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17571428571" calcext:value-type="float">
            <text:p>7.2841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38580645161" calcext:value-type="float">
            <text:p>7.216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83019354839" calcext:value-type="float">
            <text:p>7.084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5328" calcext:value-type="float">
            <text:p>7.1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63870967742" calcext:value-type="float">
            <text:p>7.113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7904" calcext:value-type="float">
            <text:p>6.75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465651612903" calcext:value-type="float">
            <text:p>7.1946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50038709678" calcext:value-type="float">
            <text:p>7.5555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0008" calcext:value-type="float">
            <text:p>7.72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70038709677" calcext:value-type="float">
            <text:p>7.6317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15904" calcext:value-type="float">
            <text:p>7.44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49744516129" calcext:value-type="float">
            <text:p>7.304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79420689655" calcext:value-type="float">
            <text:p>7.3397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101832258065" calcext:value-type="float">
            <text:p>7.3610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49625806452" calcext:value-type="float">
            <text:p>7.227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2672" calcext:value-type="float">
            <text:p>7.2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58064516129" calcext:value-type="float">
            <text:p>7.263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6264" calcext:value-type="float">
            <text:p>7.09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30787096774" calcext:value-type="float">
            <text:p>7.121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17006451613" calcext:value-type="float">
            <text:p>7.223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076" calcext:value-type="float">
            <text:p>7.59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10993548387" calcext:value-type="float">
            <text:p>7.590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8832" calcext:value-type="float">
            <text:p>7.2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880335483871" calcext:value-type="float">
            <text:p>7.238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28514285714" calcext:value-type="float">
            <text:p>7.3432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09883870968" calcext:value-type="float">
            <text:p>7.280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60593548387" calcext:value-type="float">
            <text:p>7.367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7224" calcext:value-type="float">
            <text:p>7.35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21316129032" calcext:value-type="float">
            <text:p>7.408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0032" calcext:value-type="float">
            <text:p>7.16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57703225807" calcext:value-type="float">
            <text:p>7.3575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50928" calcext:value-type="float">
            <text:p>7.57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49316129032" calcext:value-type="float">
            <text:p>7.743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918477419355" calcext:value-type="float">
            <text:p>7.439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12742857143" calcext:value-type="float">
            <text:p>7.4421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46064516129" calcext:value-type="float">
            <text:p>7.446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98296774194" calcext:value-type="float">
            <text:p>7.409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8208" calcext:value-type="float">
            <text:p>7.1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578451612903" calcext:value-type="float">
            <text:p>7.075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6104" calcext:value-type="float">
            <text:p>6.83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73055483871" calcext:value-type="float">
            <text:p>7.127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48903225806" calcext:value-type="float">
            <text:p>7.4154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9432" calcext:value-type="float">
            <text:p>7.6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9135483871" calcext:value-type="float">
            <text:p>7.800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4688" calcext:value-type="float">
            <text:p>7.66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98193548387" calcext:value-type="float">
            <text:p>7.708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91628571429" calcext:value-type="float">
            <text:p>7.5489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02038709678" calcext:value-type="float">
            <text:p>7.5250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11638709678" calcext:value-type="float">
            <text:p>7.5311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0912" calcext:value-type="float">
            <text:p>7.48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180490322581" calcext:value-type="float">
            <text:p>7.3618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1728" calcext:value-type="float">
            <text:p>7.3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2064516129" calcext:value-type="float">
            <text:p>7.25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08825806452" calcext:value-type="float">
            <text:p>7.3920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3264" calcext:value-type="float">
            <text:p>7.61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329083870968" calcext:value-type="float">
            <text:p>7.673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288" calcext:value-type="float">
            <text:p>7.3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37290322581" calcext:value-type="float">
            <text:p>7.334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17931034483" calcext:value-type="float">
            <text:p>7.2941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31587096774" calcext:value-type="float">
            <text:p>7.185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13935483871" calcext:value-type="float">
            <text:p>7.260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88984" calcext:value-type="float">
            <text:p>7.2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112851612903" calcext:value-type="float">
            <text:p>7.161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7064" calcext:value-type="float">
            <text:p>7.0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54529032258" calcext:value-type="float">
            <text:p>7.312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36387096774" calcext:value-type="float">
            <text:p>7.569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1688" calcext:value-type="float">
            <text:p>7.54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24232258065" calcext:value-type="float">
            <text:p>7.6292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4936" calcext:value-type="float">
            <text:p>7.2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41832258065" calcext:value-type="float">
            <text:p>7.1324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469028571429" calcext:value-type="float">
            <text:p>7.2646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95096774194" calcext:value-type="float">
            <text:p>7.534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37729032258" calcext:value-type="float">
            <text:p>7.4923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00208" calcext:value-type="float">
            <text:p>7.38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93703225807" calcext:value-type="float">
            <text:p>7.1899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0552" calcext:value-type="float">
            <text:p>7.32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92490322581" calcext:value-type="float">
            <text:p>7.178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77135483871" calcext:value-type="float">
            <text:p>7.3637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2728" calcext:value-type="float">
            <text:p>7.49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84825806452" calcext:value-type="float">
            <text:p>7.7578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8952" calcext:value-type="float">
            <text:p>7.56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29677419355" calcext:value-type="float">
            <text:p>7.573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17514285714" calcext:value-type="float">
            <text:p>7.6061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49625806452" calcext:value-type="float">
            <text:p>7.608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95767741936" calcext:value-type="float">
            <text:p>7.686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5776" calcext:value-type="float">
            <text:p>7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98322580645" calcext:value-type="float">
            <text:p>7.620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416" calcext:value-type="float">
            <text:p>7.2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75509677419" calcext:value-type="float">
            <text:p>7.405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692877419355" calcext:value-type="float">
            <text:p>7.6769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48104" calcext:value-type="float">
            <text:p>7.80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48929032258" calcext:value-type="float">
            <text:p>8.0074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0752" calcext:value-type="float">
            <text:p>7.9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6735483871" calcext:value-type="float">
            <text:p>7.785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78285714286" calcext:value-type="float">
            <text:p>7.6787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59948387097" calcext:value-type="float">
            <text:p>7.807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1375483871" calcext:value-type="float">
            <text:p>7.688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5088" calcext:value-type="float">
            <text:p>7.7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71122580645" calcext:value-type="float">
            <text:p>7.730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6784" calcext:value-type="float">
            <text:p>7.51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38477419355" calcext:value-type="float">
            <text:p>7.515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53883870968" calcext:value-type="float">
            <text:p>7.7525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724" calcext:value-type="float">
            <text:p>7.82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14787096774" calcext:value-type="float">
            <text:p>7.7461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7728" calcext:value-type="float">
            <text:p>7.4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56696774194" calcext:value-type="float">
            <text:p>7.5105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49737931035" calcext:value-type="float">
            <text:p>7.50049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53522580645" calcext:value-type="float">
            <text:p>7.465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7584516129" calcext:value-type="float">
            <text:p>7.481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7992" calcext:value-type="float">
            <text:p>7.43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20206451613" calcext:value-type="float">
            <text:p>7.098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3624" calcext:value-type="float">
            <text:p>7.0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06838709677" calcext:value-type="float">
            <text:p>7.528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93625806452" calcext:value-type="float">
            <text:p>7.699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9344" calcext:value-type="float">
            <text:p>7.7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06425806452" calcext:value-type="float">
            <text:p>7.581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2464" calcext:value-type="float">
            <text:p>7.73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83535483871" calcext:value-type="float">
            <text:p>7.494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42742857143" calcext:value-type="float">
            <text:p>7.5564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78967741936" calcext:value-type="float">
            <text:p>7.4857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26425806452" calcext:value-type="float">
            <text:p>7.6572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2128" calcext:value-type="float">
            <text:p>7.6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05625806452" calcext:value-type="float">
            <text:p>7.5170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468" calcext:value-type="float">
            <text:p>7.42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21909677419" calcext:value-type="float">
            <text:p>7.308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38658064516" calcext:value-type="float">
            <text:p>7.468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2432" calcext:value-type="float">
            <text:p>7.68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27819354839" calcext:value-type="float">
            <text:p>7.621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6752" calcext:value-type="float">
            <text:p>7.58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40722580645" calcext:value-type="float">
            <text:p>7.203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53142857143" calcext:value-type="float">
            <text:p>7.2455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08258064516" calcext:value-type="float">
            <text:p>7.3220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48335483871" calcext:value-type="float">
            <text:p>7.3454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9552" calcext:value-type="float">
            <text:p>7.4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2872" calcext:value-type="float">
            <text:p>7.0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81615483871" calcext:value-type="float">
            <text:p>7.118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85058064516" calcext:value-type="float">
            <text:p>7.370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6776" calcext:value-type="float">
            <text:p>7.65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09058064516" calcext:value-type="float">
            <text:p>7.767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6944" calcext:value-type="float">
            <text:p>7.6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68335483871" calcext:value-type="float">
            <text:p>7.4216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84828571429" calcext:value-type="float">
            <text:p>7.3858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571483870968" calcext:value-type="float">
            <text:p>7.255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02064516129" calcext:value-type="float">
            <text:p>7.355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6752" calcext:value-type="float">
            <text:p>7.33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02425806452" calcext:value-type="float">
            <text:p>7.261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2824" calcext:value-type="float">
            <text:p>7.1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50503225806" calcext:value-type="float">
            <text:p>7.1625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29316129032" calcext:value-type="float">
            <text:p>7.2862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27303225807" calcext:value-type="float">
            <text:p>7.5922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7512" calcext:value-type="float">
            <text:p>7.6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06941935484" calcext:value-type="float">
            <text:p>7.6100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16137931034" calcext:value-type="float">
            <text:p>7.47916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79406451613" calcext:value-type="float">
            <text:p>7.262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44877419355" calcext:value-type="float">
            <text:p>7.265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0184" calcext:value-type="float">
            <text:p>7.18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45584516129" calcext:value-type="float">
            <text:p>7.024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6592" calcext:value-type="float">
            <text:p>7.07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81625806452" calcext:value-type="float">
            <text:p>7.120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43483870968" calcext:value-type="float">
            <text:p>7.301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8744" calcext:value-type="float">
            <text:p>7.55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19587096774" calcext:value-type="float">
            <text:p>7.749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0456" calcext:value-type="float">
            <text:p>7.6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13677419355" calcext:value-type="float">
            <text:p>7.436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202" calcext:value-type="float">
            <text:p>7.331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13574193548" calcext:value-type="float">
            <text:p>7.354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75509677419" calcext:value-type="float">
            <text:p>7.405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0024" calcext:value-type="float">
            <text:p>7.43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72361290323" calcext:value-type="float">
            <text:p>7.1907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86" calcext:value-type="float">
            <text:p>6.8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044" calcext:value-type="float">
            <text:p>6.95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36" calcext:value-type="float">
            <text:p>7.7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0188" calcext:value-type="float">
            <text:p>7.6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076" calcext:value-type="float">
            <text:p>7.4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56" calcext:value-type="float">
            <text:p>7.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48" calcext:value-type="float">
            <text:p>7.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084" calcext:value-type="float">
            <text:p>7.40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82" calcext:value-type="float">
            <text:p>7.3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5528" calcext:value-type="float">
            <text:p>7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144" calcext:value-type="float">
            <text:p>7.3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836" calcext:value-type="float">
            <text:p>7.57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3884" calcext:value-type="float">
            <text:p>7.4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926" calcext:value-type="float">
            <text:p>7.408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0832" calcext:value-type="float">
            <text:p>6.9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024" calcext:value-type="float">
            <text:p>6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04" calcext:value-type="float">
            <text:p>6.9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5712" calcext:value-type="float">
            <text:p>7.0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9" calcext:value-type="float">
            <text:p>6.8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996" calcext:value-type="float">
            <text:p>7.33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692" calcext:value-type="float">
            <text:p>7.18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0136" calcext:value-type="float">
            <text:p>6.9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332" calcext:value-type="float">
            <text:p>6.72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472" calcext:value-type="float">
            <text:p>6.9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65" calcext:value-type="float">
            <text:p>7.10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116" calcext:value-type="float">
            <text:p>7.4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828" calcext:value-type="float">
            <text:p>7.3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744" calcext:value-type="float">
            <text:p>7.2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252" calcext:value-type="float">
            <text:p>7.0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364" calcext:value-type="float">
            <text:p>6.97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7456" calcext:value-type="float">
            <text:p>6.8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1056" calcext:value-type="float">
            <text:p>6.6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356" calcext:value-type="float">
            <text:p>6.6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3552" calcext:value-type="float">
            <text:p>6.8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18" calcext:value-type="float">
            <text:p>6.7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036" calcext:value-type="float">
            <text:p>6.3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8224" calcext:value-type="float">
            <text:p>6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656" calcext:value-type="float">
            <text:p>6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952" calcext:value-type="float">
            <text:p>6.6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084" calcext:value-type="float">
            <text:p>6.51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012" calcext:value-type="float">
            <text:p>6.44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096" calcext:value-type="float">
            <text:p>6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46" calcext:value-type="float">
            <text:p>6.7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396" calcext:value-type="float">
            <text:p>6.9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356" calcext:value-type="float">
            <text:p>6.6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932" calcext:value-type="float">
            <text:p>6.6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236" calcext:value-type="float">
            <text:p>6.71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148" calcext:value-type="float">
            <text:p>6.77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156" calcext:value-type="float">
            <text:p>7.09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14" calcext:value-type="float">
            <text:p>7.34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092" calcext:value-type="float">
            <text:p>7.34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5932" calcext:value-type="float">
            <text:p>7.0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348" calcext:value-type="float">
            <text:p>6.9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9684" calcext:value-type="float">
            <text:p>6.86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54" calcext:value-type="float">
            <text:p>6.73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024" calcext:value-type="float">
            <text:p>6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26" calcext:value-type="float">
            <text:p>7.28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228" calcext:value-type="float">
            <text:p>7.1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0992" calcext:value-type="float">
            <text:p>7.0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964" calcext:value-type="float">
            <text:p>6.9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356" calcext:value-type="float">
            <text:p>6.53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7724" calcext:value-type="float">
            <text:p>6.42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496" calcext:value-type="float">
            <text:p>6.3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4848" calcext:value-type="float">
            <text:p>6.7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964" calcext:value-type="float">
            <text:p>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476" calcext:value-type="float">
            <text:p>6.8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592" calcext:value-type="float">
            <text:p>6.7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06" calcext:value-type="float">
            <text:p>6.5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984" calcext:value-type="float">
            <text:p>6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888" calcext:value-type="float">
            <text:p>6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108" calcext:value-type="float">
            <text:p>6.5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492" calcext:value-type="float">
            <text:p>6.3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456" calcext:value-type="float">
            <text:p>6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9408" calcext:value-type="float">
            <text:p>6.4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464" calcext:value-type="float">
            <text:p>6.6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588" calcext:value-type="float">
            <text:p>6.73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384" calcext:value-type="float">
            <text:p>6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828" calcext:value-type="float">
            <text:p>6.49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0944" calcext:value-type="float">
            <text:p>6.3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996" calcext:value-type="float">
            <text:p>6.31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4032" calcext:value-type="float">
            <text:p>6.4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612" calcext:value-type="float">
            <text:p>6.54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884" calcext:value-type="float">
            <text:p>6.43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652" calcext:value-type="float">
            <text:p>6.48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0348" calcext:value-type="float">
            <text:p>6.34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908" calcext:value-type="float">
            <text:p>6.37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864" calcext:value-type="float">
            <text:p>6.4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38" calcext:value-type="float">
            <text:p>6.59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94" calcext:value-type="float">
            <text:p>6.6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944" calcext:value-type="float">
            <text:p>6.5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46" calcext:value-type="float">
            <text:p>6.3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4576" calcext:value-type="float">
            <text:p>6.4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452" calcext:value-type="float">
            <text:p>6.2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7092" calcext:value-type="float">
            <text:p>6.19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2284" calcext:value-type="float">
            <text:p>6.0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932" calcext:value-type="float">
            <text:p>6.18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356" calcext:value-type="float">
            <text:p>6.40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016" calcext:value-type="float">
            <text:p>6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916" calcext:value-type="float">
            <text:p>6.5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588" calcext:value-type="float">
            <text:p>6.4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724" calcext:value-type="float">
            <text:p>6.5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868" calcext:value-type="float">
            <text:p>6.5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728" calcext:value-type="float">
            <text:p>6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676" calcext:value-type="float">
            <text:p>6.1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32" calcext:value-type="float">
            <text:p>6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07232" calcext:value-type="float">
            <text:p>6.7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306" calcext:value-type="float">
            <text:p>6.7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574" calcext:value-type="float">
            <text:p>6.55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552" calcext:value-type="float">
            <text:p>6.4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894" calcext:value-type="float">
            <text:p>6.390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644" calcext:value-type="float">
            <text:p>6.2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6696" calcext:value-type="float">
            <text:p>6.0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748" calcext:value-type="float">
            <text:p>5.9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072" calcext:value-type="float">
            <text:p>6.0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356" calcext:value-type="float">
            <text:p>6.2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476" calcext:value-type="float">
            <text:p>6.4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036" calcext:value-type="float">
            <text:p>6.3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552" calcext:value-type="float">
            <text:p>6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084" calcext:value-type="float">
            <text:p>6.13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484" calcext:value-type="float">
            <text:p>6.28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9472" calcext:value-type="float">
            <text:p>6.1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122" calcext:value-type="float">
            <text:p>5.9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272" calcext:value-type="float">
            <text:p>5.8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136" calcext:value-type="float">
            <text:p>5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984" calcext:value-type="float">
            <text:p>6.0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328" calcext:value-type="float">
            <text:p>6.1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716" calcext:value-type="float">
            <text:p>6.23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216" calcext:value-type="float">
            <text:p>6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376" calcext:value-type="float">
            <text:p>6.1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6256" calcext:value-type="float">
            <text:p>6.3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788" calcext:value-type="float">
            <text:p>6.3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852" calcext:value-type="float">
            <text:p>6.18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716" calcext:value-type="float">
            <text:p>6.23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032" calcext:value-type="float">
            <text:p>6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884" calcext:value-type="float">
            <text:p>6.3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044" calcext:value-type="float">
            <text:p>6.1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336" calcext:value-type="float">
            <text:p>6.3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036" calcext:value-type="float">
            <text:p>6.3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08283870968" calcext:value-type="float">
            <text:p>6.390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6088" calcext:value-type="float">
            <text:p>6.2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77161290323" calcext:value-type="float">
            <text:p>6.050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4976" calcext:value-type="float">
            <text:p>5.9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45058064516" calcext:value-type="float">
            <text:p>6.075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7504516129" calcext:value-type="float">
            <text:p>6.274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0024" calcext:value-type="float">
            <text:p>6.29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1424516129" calcext:value-type="float">
            <text:p>6.363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94787096774" calcext:value-type="float">
            <text:p>6.526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74657142857" calcext:value-type="float">
            <text:p>6.7897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3424516129" calcext:value-type="float">
            <text:p>6.820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75896774194" calcext:value-type="float">
            <text:p>6.7607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5728" calcext:value-type="float">
            <text:p>6.58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150824404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67329032258" calcext:value-type="float">
            <text:p>6.431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10" meta:object-count="0"/>
    <meta:user-defined meta:name="AppVersion">3.0</meta:user-defined>
  </office:meta>
</office:document-meta>
</file>